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8dca2" officeooo:paragraph-rsid="0008dca2"/>
    </style:style>
    <style:style style:name="P2" style:family="paragraph" style:parent-style-name="Text_20_body">
      <style:text-properties officeooo:rsid="0009da55" officeooo:paragraph-rsid="0008dca2"/>
    </style:style>
    <style:style style:name="P3" style:family="paragraph" style:parent-style-name="Text_20_body">
      <style:text-properties officeooo:rsid="0009da55" officeooo:paragraph-rsid="0009da55"/>
    </style:style>
    <style:style style:name="P4" style:family="paragraph" style:parent-style-name="Title">
      <style:text-properties officeooo:rsid="0006113f" officeooo:paragraph-rsid="0006113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none" draw:fill-color="#ffffff" fo:min-height="0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0.2272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0.102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none" draw:fill-color="#ffffff" fo:min-height="0.1925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ffffff" fo:min-height="0.0362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color="#000000" draw:fill="none" draw:fill-color="#ffffff" fo:min-height="0.1819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color="#000000" draw:fill="none" draw:fill-color="#ffffff" fo:min-height="0.0083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color="#000000" draw:fill="none" draw:fill-color="#ffffff" fo:min-height="0.0583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unktionsbaum Parser</text:p>
      <text:p text:style-name="P3"><draw:frame text:anchor-type="paragraph" draw:z-index="30" draw:style-name="gr8" draw:text-style-name="P6" svg:width="0.7815in" svg:height="0.3925in" svg:x="0.3634in" svg:y="4.9638in"><draw:text-box><text:p text:style-name="P5">match()</text:p></draw:text-box></draw:frame><draw:frame text:anchor-type="paragraph" draw:z-index="32" draw:style-name="gr1" draw:text-style-name="P6" svg:width="1.8232in" svg:height="0.3925in" svg:x="1.6236in" svg:y="4.9638in"><draw:text-box><text:p text:style-name="P5">matchWithFollowing()</text:p></draw:text-box></draw:frame><draw:frame text:anchor-type="paragraph" draw:z-index="33" draw:style-name="gr1" draw:text-style-name="P6" svg:width="2.2295in" svg:height="0.3925in" svg:x="2.1756in" svg:y="5.7764in"><draw:text-box><text:p text:style-name="P5">skipWhitespacesBackwards()</text:p></draw:text-box></draw:frame><draw:frame text:anchor-type="paragraph" draw:z-index="34" draw:style-name="gr6" draw:text-style-name="P6" svg:width="1.5421in" svg:height="0.3925in" svg:x="0.3634in" svg:y="5.7866in"><draw:text-box><text:p text:style-name="P5">skipWhitespaces()</text:p></draw:text-box></draw:frame><draw:line text:anchor-type="paragraph" draw:z-index="35" draw:style-name="gr2" draw:text-style-name="P5" svg:x1="0.6965in" svg:y1="5.3563in" svg:x2="0.6965in" svg:y2="5.787in"><text:p/></draw:line>Der Parser verarbeitet die Eingabe schon im Konstruktor mit folgenden Operationen:</text:p>
      <text:p text:style-name="P1"><draw:frame text:anchor-type="paragraph" draw:z-index="0" draw:style-name="gr1" draw:text-style-name="P6" svg:width="0.7398in" svg:height="0.3925in" svg:x="2.7799in" svg:y="-0.0402in"><draw:text-box><text:p text:style-name="P5">Parser()</text:p></draw:text-box></draw:frame></text:p>
      <text:p text:style-name="P1"><draw:line text:anchor-type="paragraph" draw:z-index="2" draw:style-name="gr2" draw:text-style-name="P5" svg:x1="3.1654in" svg:y1="0.0252in" svg:x2="3.1654in" svg:y2="0.5669in"><text:p/></draw:line></text:p>
      <text:p text:style-name="P1"/>
      <text:p text:style-name="P1"><draw:frame text:anchor-type="paragraph" draw:z-index="1" draw:style-name="gr1" draw:text-style-name="P6" svg:width="1.3961in" svg:height="0.3925in" svg:x="2.4465in" svg:y="-0.0945in"><draw:text-box><text:p text:style-name="P5">parseStructures()</text:p></draw:text-box></draw:frame></text:p>
      <text:p text:style-name="P1"><draw:line text:anchor-type="paragraph" draw:z-index="5" draw:style-name="gr2" draw:text-style-name="P5" svg:x1="2.4465in" svg:y1="-0.0291in" svg:x2="2.061in" svg:y2="0.3492in"><text:p/></draw:line><draw:line text:anchor-type="paragraph" draw:z-index="6" draw:style-name="gr2" draw:text-style-name="P5" svg:x1="3.8425in" svg:y1="-0.0291in" svg:x2="4.4051in" svg:y2="0.3492in"><text:p/></draw:line><draw:line text:anchor-type="paragraph" draw:z-index="8" draw:style-name="gr2" draw:text-style-name="P5" svg:x1="5.811in" svg:y1="-0.0256in" svg:x2="5.811in" svg:y2="0.3496in"><text:p/></draw:line><draw:line text:anchor-type="paragraph" draw:z-index="10" draw:style-name="gr5" draw:text-style-name="P5" svg:x1="6.3736in" svg:y1="-0.0256in" svg:x2="6.3736in" svg:y2="0.589in"><text:p/></draw:line><draw:line text:anchor-type="paragraph" draw:z-index="11" draw:style-name="gr5" draw:text-style-name="P5" svg:x1="5.811in" svg:y1="-0.0256in" svg:x2="6.3736in" svg:y2="-0.0256in"><text:p/></draw:line></text:p>
      <text:p text:style-name="P1"><draw:frame text:anchor-type="paragraph" draw:z-index="3" draw:style-name="gr3" draw:text-style-name="P6" svg:width="1.0421in" svg:height="0.4276in" svg:x="1.0193in" svg:y="0.022in"><draw:text-box><text:p text:style-name="P5">parseClass()</text:p></draw:text-box></draw:frame><draw:frame text:anchor-type="paragraph" draw:z-index="4" draw:style-name="gr1" draw:text-style-name="P6" svg:width="1.698in" svg:height="0.3925in" svg:x="4.4047in" svg:y="0.022in"><draw:text-box><text:p text:style-name="P5">parseFunctionBody()</text:p></draw:text-box></draw:frame></text:p>
      <text:p text:style-name="P1"><draw:line text:anchor-type="paragraph" draw:z-index="9" draw:style-name="gr5" draw:text-style-name="P5" svg:x1="6.1028in" svg:y1="-0.0654in" svg:x2="6.3736in" svg:y2="-0.0654in"><text:p/></draw:line><draw:line text:anchor-type="paragraph" draw:z-index="12" draw:style-name="gr2" draw:text-style-name="P5" svg:x1="2.061in" svg:y1="-0.0547in" svg:x2="4.4047in" svg:y2="-0.0618in"><text:p/></draw:line><draw:line text:anchor-type="paragraph" draw:z-index="14" draw:style-name="gr2" draw:text-style-name="P5" svg:x1="1.8736in" svg:y1="0.122in" svg:x2="1.8736in" svg:y2="1.3618in"><text:p/></draw:line><draw:line text:anchor-type="paragraph" draw:z-index="15" draw:style-name="gr2" draw:text-style-name="P5" svg:x1="1.0925in" svg:y1="0.122in" svg:x2="1.0925in" svg:y2="0.5701in"><text:p/></draw:line><draw:line text:anchor-type="paragraph" draw:z-index="19" draw:style-name="gr2" draw:text-style-name="P5" svg:x1="5.9047in" svg:y1="0.0874in" svg:x2="6.0819in" svg:y2="1.0594in"><text:p/></draw:line><draw:line text:anchor-type="paragraph" draw:z-index="20" draw:style-name="gr2" draw:text-style-name="P5" svg:x1="4.4047in" svg:y1="0.0874in" svg:x2="3.6547in" svg:y2="1.2681in"><text:p/></draw:line><draw:line text:anchor-type="paragraph" draw:z-index="22" draw:style-name="gr2" draw:text-style-name="P5" svg:x1="2.061in" svg:y1="0.122in" svg:x2="2.8421in" svg:y2="1.2677in"><text:p/></draw:line><draw:line text:anchor-type="paragraph" draw:z-index="25" draw:style-name="gr2" draw:text-style-name="P5" svg:x1="4.7386in" svg:y1="0.0874in" svg:x2="4.6134in" svg:y2="1.261in"><text:p/></draw:line><draw:line text:anchor-type="paragraph" draw:z-index="26" draw:style-name="gr2" draw:text-style-name="P5" svg:x1="5.4882in" svg:y1="0.0874in" svg:x2="5.3945in" svg:y2="1.6949in"><text:p/></draw:line><draw:line text:anchor-type="paragraph" draw:z-index="39" draw:style-name="gr2" draw:text-style-name="P5" svg:x1="4.4047in" svg:y1="0.0874in" svg:x2="2.0402in" svg:y2="1.3618in"><text:p/></draw:line></text:p>
      <text:p text:style-name="P1"/>
      <text:p text:style-name="P1"><draw:frame text:anchor-type="paragraph" draw:z-index="7" draw:style-name="gr4" draw:text-style-name="P6" svg:width="1.5106in" svg:height="0.3925in" svg:x="0.2591in" svg:y="-0.0839in"><draw:text-box><text:p text:style-name="P5">parseOperation()</text:p></draw:text-box></draw:frame></text:p>
      <text:p text:style-name="P2"><draw:line text:anchor-type="paragraph" draw:z-index="16" draw:style-name="gr2" draw:text-style-name="P5" svg:x1="0.4673in" svg:y1="-0.0189in" svg:x2="0.4673in" svg:y2="0.3803in"><text:p/></draw:line><draw:frame text:anchor-type="paragraph" draw:z-index="23" draw:style-name="gr6" draw:text-style-name="P6" svg:width="1.1776in" svg:height="0.3925in" svg:x="5.5925in" svg:y="0.0783in"><draw:text-box><text:p text:style-name="P5">cleanSyntax()</text:p></draw:text-box></draw:frame></text:p>
      <text:p text:style-name="P2"><draw:frame text:anchor-type="paragraph" draw:z-index="13" draw:style-name="gr3" draw:text-style-name="P6" svg:width="1.8024in" svg:height="0.4276in" svg:x="0.2382in" svg:y="0.0535in"><draw:text-box><text:p text:style-name="P5">parseTypeAndName()</text:p></draw:text-box></draw:frame><draw:frame text:anchor-type="paragraph" draw:z-index="17" draw:style-name="gr1" draw:text-style-name="P6" svg:width="0.7189in" svg:height="0.3925in" svg:x="4.0193in" svg:y="-0.0472in"><draw:text-box><text:p text:style-name="P5">skipIf()</text:p></draw:text-box></draw:frame><draw:line text:anchor-type="paragraph" draw:z-index="27" draw:style-name="gr2" draw:text-style-name="P5" svg:x1="5.8319in" svg:y1="0.411in" svg:x2="6.0717in" svg:y2="0.1437in"><text:p/></draw:line><draw:frame text:anchor-type="paragraph" draw:z-index="18" draw:style-name="gr1" draw:text-style-name="P6" svg:width="1.0106in" svg:height="0.3925in" svg:x="2.6445in" svg:y="-0.0402in"><draw:text-box><text:p text:style-name="P5">skipBody()</text:p></draw:text-box></draw:frame></text:p>
      <text:p text:style-name="P2"><draw:frame text:anchor-type="paragraph" draw:z-index="24" draw:style-name="gr7" draw:text-style-name="P6" svg:width="1.198in" svg:height="0.3925in" svg:x="5.0508in" svg:y="0.0839in"><draw:text-box><text:p text:style-name="P5">getCondition()</text:p></draw:text-box></draw:frame><draw:line text:anchor-type="paragraph" draw:z-index="28" draw:style-name="gr2" draw:text-style-name="P5" svg:x1="4.7382in" svg:y1="0.0181in" svg:x2="5.0508in" svg:y2="0.0843in"><text:p/></draw:line><draw:line text:anchor-type="paragraph" draw:z-index="21" draw:style-name="gr2" draw:text-style-name="P5" svg:x1="4.0193in" svg:y1="-0.0898in" svg:x2="3.6547in" svg:y2="-0.0862in"><text:p/></draw:line></text:p>
      <text:p text:style-name="P2"/>
      <text:p text:style-name="P3"><draw:line text:anchor-type="paragraph" draw:z-index="36" draw:style-name="gr2" draw:text-style-name="P5" svg:x1="2.1858in" svg:y1="0.7807in" svg:x2="1.9047in" svg:y2="1.2079in"><text:p/></draw:line>Diese Hilfsoperationen werden bei Bedarf von den oberen ausgeführt:</text:p>
      <text:p text:style-name="P3"><draw:frame text:anchor-type="paragraph" draw:z-index="31" draw:style-name="gr9" draw:text-style-name="P6" svg:width="0.9689in" svg:height="0.3925in" svg:x="3.8319in" svg:y="0.0575in"><draw:text-box><text:p text:style-name="P5">following()</text:p></draw:text-box></draw:frame><draw:frame text:anchor-type="paragraph" draw:z-index="29" draw:style-name="gr1" draw:text-style-name="P6" svg:width="0.7815in" svg:height="0.3925in" svg:x="5.1862in" svg:y="0.0681in"><draw:text-box><text:p text:style-name="P5">expect()</text:p></draw:text-box></draw:frame></text:p>
      <text:p text:style-name="P3"/>
      <text:p text:style-name="P3"/>
      <text:p text:style-name="P3"><draw:frame text:anchor-type="paragraph" draw:z-index="38" draw:style-name="gr6" draw:text-style-name="P6" svg:width="1.0421in" svg:height="0.3925in" svg:x="4.8217in" svg:y="-0.1091in"><draw:text-box><text:p text:style-name="P5">skipName()</text:p></draw:text-box></draw:frame></text:p>
      <text:p text:style-name="P3"/>
      <text:p text:style-name="P3"><draw:frame text:anchor-type="paragraph" draw:z-index="37" draw:style-name="gr10" draw:text-style-name="P6" svg:width="1.0106in" svg:height="0.3925in" svg:x="0.2382in" svg:y="0.4972in"><draw:text-box><text:p text:style-name="P5">getResult()</text:p></draw:text-box></draw:frame>Das Ergebnis lässt sich mit folgender Operation von außen abfrage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18:39:29.145167651</meta:creation-date>
    <dc:date>2015-07-09T19:45:44.180325702</dc:date>
    <meta:editing-duration>PT5M32S</meta:editing-duration>
    <meta:editing-cycles>1</meta:editing-cycles>
    <meta:document-statistic meta:table-count="0" meta:image-count="0" meta:object-count="0" meta:page-count="1" meta:paragraph-count="4" meta:word-count="32" meta:character-count="236" meta:non-whitespace-character-count="208"/>
    <meta:generator>LibreOffice/4.4.4.3$Linux_X86_64 LibreOffice_project/40m0$Build-3</meta:generator>
  </office:meta>
</office:document-meta>
</file>